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418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uggested Revis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office:value-type="string" calcext:value-type="string">
            <text:p># Abstrac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 a possible baseline for Indonesian open IE, you may consider using a machine translation to process Indonesian text into English text, and then performing open IE over the translated text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 appreciate the use of four candidates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 the F1-score calculation correct? My calculation gives 0.599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Abstract) -&gt; to be remo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 Introduc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ere x and y called -&gt; where x and y are call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ease always accompany an Indonesian text with an English translation (e.g., Fig. 1).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What is Resource Data Format? Please double-check your reference. There is no Resource Data Format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al word -&gt; real-world (Please double check for typos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ble 1: depends on domain -&gt; domain-dependent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urthermore, considering the scarcity of Indonesian NLP resources, the system need to effectively utilize them to achieve the objective. -&gt; I don't understand the logic of this sentence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at combine -&gt; that combines (Again, double check for typos)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his approach only requires single manually annotated dataset which is required to train triple selector/classifier. -&gt; Is this an advantage of your approach? Isn't that generally one only needs a single datase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 Related Work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lease add ClausIE [1] (and compare to your approach) as it is one of the most cited open IE articles. <text:s/>[1] Luciano Del Corro and Rainer Gemulla. 2013. In WWW. ACM, pages 355–366. ClausIE: clause-based open information extraction.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2A2 is a system built to fix argument extraction problem in ReVerb -&gt; what is the problem in more detail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is REPTree?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g. 3 is given but is not describ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 Proposed System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xt in Fig. 4 is too small.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g. 5 misses the column names.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n you say something about the comprehensiveness of the rules in Table 2?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our training data is unbalanced (positive labels Explained in Sec. 5. Thanks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 Experiment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ig. 6 misses the labels for x-axis and y-axis.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I believe also that for future work, more training data can be added (instead of 132 positive triples)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 Analysi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hy is the precision of SVM better than Random Forest?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7:34:50.632065324</meta:creation-date>
    <dc:date>2017-08-25T07:46:09.258312633</dc:date>
    <meta:editing-duration>PT11M19S</meta:editing-duration>
    <meta:editing-cycles>1</meta:editing-cycles>
    <meta:document-statistic meta:table-count="1" meta:cell-count="55" meta:object-count="0"/>
    <meta:generator>LibreOffice/5.3.1.2$Linux_X86_64 LibreOffice_project/30m0$Build-2</meta:generator>
  </office:meta>
</office:document-meta>
</file>